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1 : (Random month) Write a program that randomly generates an integer between 1<text:line-break/>and 12 and displays the English month name January, February, …, December for<text:line-break/>the number 1, 2, …, 12, accordingly.<text:line-break/>Q2: (Find future dates) Write a program that prompts the user to enter an integer for<text:line-break/>today’s day of the week (Sunday is 0, Monday is 1, …, and Saturday is 6). Also<text:line-break/>prompt the user to enter the number of days after today for a future day and display<text:line-break/>the future day of the week.<text:line-break/><text:line-break/>Q3:(Sort three integers) Write a program that prompts the user to enter three integers<text:line-break/>and display the integers in non-decreasing order.<text:line-break/><text:line-break/>Q4. (Find the number of days in a month) Write a program that prompts the user<text:line-break/>to enter the month and year and displays the number of days in the month. For<text:line-break/>example, if the user entered month 2 and year 2012, the program should display<text:line-break/>that February 2012 had 29 days. If the user entered month 3 and year 2015, the<text:line-break/>program should display that March 2015 had 31 days.<text:line-break/><text:line-break/>Q5. (Count positive and negative numbers and compute the average of numbers) Write<text:line-break/>a program that reads an unspecified number of integers, determines how many<text:line-break/>positive and negative values have been read, and computes the total and average of<text:line-break/>the input values (not counting zeros). Your program ends with the input 0. Display<text:line-break/>the average as a floating-point number.<text:line-break/><text:line-break/>Q6. (Find the highest score) Write a program that prompts the user to enter the number<text:line-break/>of students and each student’s name and score, and finally displays the name<text:line-break/>of the student with the highest score.<text:line-break/><text:line-break/>Q7. (Find the two highest scores) Write a program that prompts the user to enter the<text:line-break/>number of students and each student’s name and score, and finally displays the<text:line-break/>student with the highest score and the student with the second-highest score.<text:line-break/><text:line-break/>Q8. (Find numbers divisible by 5 and 6) Write a program that displays all the numbers<text:line-break/>from 100 to 1,000, ten per line, that are divisible by 5 and 6. Numbers are<text:line-break/>separated by exactly one space.<text:line-break/><text:line-break/>Q9. (Find the largest n such that n^3 &lt; 12,000) Use a while loop to find the largest<text:line-break/>integer n such that n^3 is less than 12,000.<text:line-break/><text:line-break/>Q10. (Find the factors of an integer) Write a program that reads an integer and displays<text:line-break/>all its smallest factors in increasing order. For example, if the input integer is<text:line-break/>120, the output should be as follows: 2, 2, 2, 3, 5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30:50.271000000</dc:date>
    <dc:creator>Ankita Khot</dc:creator>
    <meta:editing-duration>PT7S</meta:editing-duration>
    <meta:editing-cycles>1</meta:editing-cycles>
    <meta:document-statistic meta:table-count="0" meta:image-count="0" meta:object-count="0" meta:page-count="1" meta:paragraph-count="1" meta:word-count="424" meta:character-count="2345" meta:non-whitespace-character-count="1913"/>
  </office:meta>
</office:document-meta>
</file>